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9.88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1.39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0.3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 style:text-position="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text-position="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008000"/>
      <style:text-properties style:text-position=""/>
    </style:style>
    <style:style style:name="ce3" style:family="table-cell" style:parent-style-name="Default" style:data-style-name="N0">
      <style:table-cell-properties fo:background-color="transparent"/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 style:data-style-name="N0">
      <style:table-cell-properties fo:background-color="#ff420e"/>
      <style:text-properties style:text-position=""/>
    </style:style>
    <style:style style:name="ce8" style:family="table-cell" style:parent-style-name="Default" style:data-style-name="N0">
      <style:table-cell-properties fo:background-color="#00ff00"/>
      <style:text-properties style:text-position=""/>
    </style:style>
    <style:style style:name="ce9" style:family="table-cell" style:parent-style-name="Default" style:data-style-name="N0">
      <style:table-cell-properties fo:background-color="#00ffff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8000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0">
      <style:table-cell-properties fo:background-color="#ff420e"/>
    </style:style>
    <style:style style:name="ce25" style:family="table-cell" style:parent-style-name="Default" style:data-style-name="N0">
      <style:table-cell-properties fo:background-color="#00ff00"/>
    </style:style>
    <style:style style:name="ce26" style:family="table-cell" style:parent-style-name="Default" style:data-style-name="N0">
      <style:table-cell-properties fo:background-color="#00ffff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0">
      <style:table-cell-properties fo:background-color="transparent"/>
      <style:text-properties style:use-window-font-color="true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0:16:37.882936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jbc</meta:initial-creator>
    <meta:creation-date>2016-01-09T17:12:30Z</meta:creation-date>
    <dc:date>2017-02-17T18:57:41.276413127</dc:date>
    <meta:editing-cycles>2875</meta:editing-cycles>
    <meta:editing-duration>P12DT7H41M47S</meta:editing-duration>
    <meta:document-statistic meta:table-count="1" meta:cell-count="13803" meta:object-count="0"/>
  </office:meta>
</office:document-meta>
</file>